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33df"/>
    </style:style>
    <style:style style:name="P2" style:family="paragraph" style:parent-style-name="Standard">
      <style:text-properties officeooo:rsid="000b33df" officeooo:paragraph-rsid="000b33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t : avoir le plus de fourmis et s'étendre le plus possible</text:p>
      <text:p text:style-name="P1"/>
      <text:p text:style-name="P2">Naissance des fourmis : si plus de nourriture que de fourmis et que la capacité max n'est pas atteinte, de nouvelles fourmis apparaissent dans la fourmilière</text:p>
      <text:p text:style-name="P2"/>
      <text:p text:style-name="P2">Mort des fourmis : à 0 de nourriture, les fourmis commencent à mourir de faim en fonction du tem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3:46:46.550221000</meta:creation-date>
    <dc:date>2016-09-19T13:48:18.230770000</dc:date>
    <meta:editing-duration>PT1M32S</meta:editing-duration>
    <meta:editing-cycles>1</meta:editing-cycles>
    <meta:document-statistic meta:table-count="0" meta:image-count="0" meta:object-count="0" meta:page-count="1" meta:paragraph-count="3" meta:word-count="57" meta:character-count="315" meta:non-whitespace-character-count="261"/>
    <meta:generator>LibreOffice/4.3.1.2$MacOSX_X86_64 LibreOffice_project/958349dc3b25111dbca392fbc281a05559ef6848</meta:generator>
  </office:meta>
</office:document-meta>
</file>